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bca2" officeooo:paragraph-rsid="000dbca2"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text:span text:style-name="T1"> Algebraic Effects</text:span></text:p>
      <text:p text:style-name="P1"/>
      <text:p text:style-name="P1">Synthesis of three articles:<text:span text:style-name="T1"> Plotkin et al. describe an abstract notation for algebraic effect handlers. The notation provides a theory for reasoning about algebraic effects without actually implementing the idea. This leaves a hole in the knowledge that Wu et al. fill in by implementing the idea in the Haskell language. Their implementation requires a language extension, so it is not a portable solution. Brady solves this problem by implementing algebraic effects and handlers in the dependently type language Idris. This language provides the expressive power to implement some ideas in Plotkin et al. at the library level.</text:span></text:p>
      <text:p text:style-name="P1"/>
      <text:p text:style-name="P1">Thesis:<text:span text:style-name="T1"> Algebraic effect handlers provide one way of reasoning about side effecting programs. Implementing such a high level concept in most current programming languages requires that the language be extended to support it, however, dependently typed languages provide the expressive power to implement the idea without extra syntactic support.</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1:02:30.242561933</meta:creation-date>
    <dc:date>2014-10-16T11:20:27.302529159</dc:date>
    <meta:editing-duration>PT2M47S</meta:editing-duration>
    <meta:editing-cycles>1</meta:editing-cycles>
    <meta:document-statistic meta:table-count="0" meta:image-count="0" meta:object-count="0" meta:page-count="1" meta:paragraph-count="3" meta:word-count="150" meta:character-count="998" meta:non-whitespace-character-count="851"/>
    <meta:generator>LibreOffice/4.2.6.3$Linux_X86_64 LibreOffice_project/420m0$Build-3</meta:generator>
  </office:meta>
</office:document-meta>
</file>